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fc2ad" officeooo:paragraph-rsid="000da571"/>
    </style:style>
    <style:style style:name="P2" style:family="paragraph" style:parent-style-name="Standard">
      <style:text-properties officeooo:rsid="001fc2ad" officeooo:paragraph-rsid="000e1bde"/>
    </style:style>
    <style:style style:name="P3" style:family="paragraph" style:parent-style-name="Standard">
      <style:text-properties officeooo:rsid="001fc2ad" officeooo:paragraph-rsid="00106c19"/>
    </style:style>
    <style:style style:name="P4" style:family="paragraph" style:parent-style-name="Standard">
      <style:text-properties officeooo:rsid="001fd662" officeooo:paragraph-rsid="000da571"/>
    </style:style>
    <style:style style:name="P5" style:family="paragraph" style:parent-style-name="Standard">
      <style:text-properties fo:font-weight="normal" officeooo:rsid="002a581b" officeooo:paragraph-rsid="00106c19" style:font-weight-asian="normal" style:font-weight-complex="normal"/>
    </style:style>
    <style:style style:name="P6" style:family="paragraph" style:parent-style-name="Standard">
      <style:text-properties fo:font-weight="normal" officeooo:rsid="00109078" officeooo:paragraph-rsid="00109078" style:font-weight-asian="normal" style:font-weight-complex="normal"/>
    </style:style>
    <style:style style:name="P7" style:family="paragraph" style:parent-style-name="Standard">
      <style:text-properties officeooo:rsid="00106c19" officeooo:paragraph-rsid="00106c19"/>
    </style:style>
    <style:style style:name="T1" style:family="text">
      <style:text-properties officeooo:rsid="001fd662"/>
    </style:style>
    <style:style style:name="T2" style:family="text">
      <style:text-properties officeooo:rsid="00203549"/>
    </style:style>
    <style:style style:name="T3" style:family="text">
      <style:text-properties officeooo:rsid="0025479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da571" style:font-weight-asian="bold" style:font-weight-complex="bold"/>
    </style:style>
    <style:style style:name="T6" style:family="text">
      <style:text-properties fo:font-weight="bold" officeooo:rsid="000e1bde" style:font-weight-asian="bold" style:font-weight-complex="bold"/>
    </style:style>
    <style:style style:name="T7" style:family="text">
      <style:text-properties officeooo:rsid="000da571"/>
    </style:style>
    <style:style style:name="T8" style:family="text">
      <style:text-properties officeooo:rsid="00106c1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FC- <text:span text:style-name="T1">Araquari </text:span></text:p>
      <text:p text:style-name="P1"/>
      <text:p text:style-name="P4">Nome: Wesley Antunes ,<text:span text:style-name="T7">Lucas Batista ,Felipe Batista</text:span></text:p>
      <text:p text:style-name="P4">2Info1 </text:p>
      <text:p text:style-name="P4"><text:span text:style-name="T7">28</text:span>/03/19</text:p>
      <text:p text:style-name="P4"/>
      <text:p text:style-name="P3">RF00<text:span text:style-name="T8">1</text:span> <text:span text:style-name="T3">O sistema deve exibir informações da partida</text:span></text:p>
      <text:p text:style-name="P1"/>
      <text:p text:style-name="P1">RF00<text:span text:style-name="T8">2</text:span> <text:span text:style-name="T3">O sistema deve permitir </text:span><text:s/><text:span text:style-name="T5">Cadastro do time para o campeonato </text:span></text:p>
      <text:p text:style-name="P1"/>
      <text:p text:style-name="P2">RF00<text:span text:style-name="T8">3</text:span> <text:span text:style-name="T3">O sistema deve permitir </text:span><text:s/><text:span text:style-name="T5">Cadastro </text:span><text:span text:style-name="T6">do </text:span><text:span text:style-name="T5">Nome endereço do estadio de cada time</text:span></text:p>
      <text:p text:style-name="P1"/>
      <text:p text:style-name="P1">RF00<text:span text:style-name="T8">4</text:span> <text:span text:style-name="T3">O sistema deve permitir </text:span><text:s/><text:span text:style-name="T2">Registar </text:span><text:span text:style-name="T5">Informações Pessoais e físicas de Jogadores de cada time <text:s/></text:span></text:p>
      <text:p text:style-name="P1"><text:span text:style-name="T5"/></text:p>
      <text:p text:style-name="P1">RF00<text:span text:style-name="T8">5</text:span> <text:span text:style-name="T3">O sistema deve permitir </text:span><text:s/><text:span text:style-name="T2">Registar </text:span><text:span text:style-name="T5">Nome endereço do estadio de cada time</text:span></text:p>
      <text:p text:style-name="P1"><text:span text:style-name="T5"/></text:p>
      <text:p text:style-name="P2">RF00<text:span text:style-name="T8">6</text:span> <text:span text:style-name="T3">O sistema deve permitir <text:s/></text:span><text:span text:style-name="T5">I</text:span><text:span text:style-name="T6">nformar qual time sera o da casa e o visitante </text:span></text:p>
      <text:p text:style-name="P1"><text:span text:style-name="T5"/></text:p>
      <text:p text:style-name="P1">RF00<text:span text:style-name="T8">7</text:span> <text:span text:style-name="T3">O sistema deve permitir </text:span><text:s/><text:span text:style-name="T2">Registar </text:span><text:span text:style-name="T6">As partidas ocorridas e não ocorridas </text:span></text:p>
      <text:p text:style-name="P1"/>
      <text:p text:style-name="P1">RF00<text:span text:style-name="T8">8</text:span> <text:span text:style-name="T3">O sistema deve permitir </text:span><text:s/><text:span text:style-name="T6">Mostrar a tabela de classificação do campeonato </text:span></text:p>
      <text:p text:style-name="P1"><text:span text:style-name="T5"/></text:p>
      <text:p text:style-name="P7"><text:span text:style-name="T5">#</text:span><text:span text:style-name="T4"># campos que compõem o cadastro e que são obrigatórios </text:span></text:p>
      <text:p text:style-name="P1"><text:span text:style-name="T5"/></text:p>
      <text:p text:style-name="P7"><text:span text:style-name="T5">R</text:span><text:span text:style-name="T4">egra de negocio</text:span></text:p>
      <text:p text:style-name="P1"><text:span text:style-name="T5"/></text:p>
      <text:p text:style-name="P5">RN001 <text:span text:style-name="T8">Sistema deve sortear qual time sera o mandante e o visitante <text:s text:c="2"/>//dificil de diferenciar <text:s/></text:span></text:p>
      <text:p text:style-name="P5"/>
      <text:p text:style-name="P6">cadastro partida <text:s text:c="4"/>//regra de negocio que somente o adm pode registrar <text:s text:c="2"/>perfil que podem ter acesso as funcionalidades</text:p>
      <text:p text:style-name="P6"/>
      <text:p text:style-name="P6">data <text:s text:c="12"/>hora</text:p>
      <text:p text:style-name="P6"/>
      <text:p text:style-name="P6">estadio</text:p>
      <text:p text:style-name="P5"/>
      <text:p text:style-name="P6">time visitante : <text:s text:c="16"/>time <text:s/>anfitrião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2:55:26.120400573</meta:creation-date>
    <dc:date>2019-03-28T13:43:26.036119531</dc:date>
    <meta:editing-duration>PT7M29S</meta:editing-duration>
    <meta:editing-cycles>1</meta:editing-cycles>
    <meta:document-statistic meta:table-count="0" meta:image-count="0" meta:object-count="0" meta:page-count="1" meta:paragraph-count="19" meta:word-count="166" meta:character-count="1053" meta:non-whitespace-character-count="851"/>
    <meta:generator>LibreOffice/6.0.7.3$Linux_X86_64 LibreOffice_project/00m0$Build-3</meta:generator>
  </office:meta>
</office:document-meta>
</file>